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master-page-name="">
      <style:paragraph-properties fo:margin-left="0in" fo:margin-right="0in" fo:text-align="justify" style:justify-single-word="false" fo:text-indent="0.3028in" style:auto-text-indent="false" style:page-number="auto"/>
      <style:text-properties fo:font-size="11.5pt" fo:language="fr" fo:country="FR" style:font-size-asian="11.5pt" style:font-size-complex="11.5pt"/>
    </style:style>
    <style:style style:name="P2" style:family="paragraph" style:parent-style-name="Standard">
      <style:paragraph-properties fo:margin-left="0in" fo:margin-right="0in" fo:text-align="justify" style:justify-single-word="false" fo:text-indent="0.3028in" style:auto-text-indent="false"/>
      <style:text-properties fo:font-size="11.5pt" fo:language="fr" fo:country="FR" style:font-size-asian="11.5pt" style:font-size-complex="11.5pt"/>
    </style:style>
    <style:style style:name="P3" style:family="paragraph" style:parent-style-name="Standard">
      <style:paragraph-properties fo:margin-left="0in" fo:margin-right="0in" fo:text-align="justify" style:justify-single-word="false" fo:text-indent="0.3028in" style:auto-text-indent="false"/>
    </style:style>
    <style:style style:name="T1" style:family="text">
      <style:text-properties fo:font-size="11.5pt" fo:language="fr" fo:country="FR" style:font-size-asian="11.5pt" style:font-size-complex="1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 et voici en date ce que nous savons sur le mythe des gardiens de l'espace et du temps, Dialga et Palkia. Des questions ?</text:p>
      <text:p text:style-name="P2">Le bruit du papier griffé emplissait l'amphithéâtre. Plusieurs mains se levèrent a l'annonce du professeur. </text:p>
      <text:p text:style-name="P2">- Rang B, place 21. Désigna il.</text:p>
      <text:p text:style-name="P2">La blondinette a lunette baissa son bras.</text:p>
      <text:p text:style-name="P2">- Monsieur Everett, vous avez dit que Dialga et Palkia étaient ennemis, mais dans ce cas, comment l'espace temps fait il pour tenir debout ?</text:p>
      <text:p text:style-name="P2">Le son de sa voix réveilla en sursaut un eoko qui dormait enroulé autour de son coup, tel une écharpe.</text:p>
      <text:p text:style-name="P2">- Ce n'est qu'une théorie. Répondit il. Plusieurs événements de l'Histoire nous suggèrent le contraire, bien que ces deux entités semblent associées a des domaines éthérés, séparés les uns des autres par des moyens au delà de notre compréhension. Par exemple, on peut s'appuyer sur les ruines de Vestigion, la statue restaurée a l'entrée de la ville montre un pokemon inconnu, mais si on y prête vraiment attention, il est possible de discerner des détails sur la sculpture.</text:p>
      <text:p text:style-name="P2">Harvey se retourna vers le tableau pour y inscrire les nouveaux mots-clefs. Les mains levées dans l'auditoire se baissèrent dans un soupir, remplacées les bruits des feuilles qui se tournent et des plumes trempées dans l'encre. Willow constata que son encrier étaient pratiquement vide. Sa plume fit tinter le verre au fond du pot.</text:p>
      <text:p text:style-name="P2">- La sculpture fait quatre mètre trente six centimètres, ou cinq soixante dix en comptant le socle. Je suppose que la plupart des élevés ici se sont déjà rendu a Vestigion, auquel cas vous n'avez pas pu la rater. Elle représente une lourde créature bipède, dotées de protubérances dorsales semblables a des ailes, une carapace telle un plastron, des pattes arrières arquées et des pattes avants très larges. Larges a un tel point qu'il est débattu si oui ou non ce pokemon est un quadrupède qui se cabre, ce que la physionomie de ses pattes antérieures réfute, ou si il s'agit d'un bipède dote de pieds a la place de mains. L'un comme l'autre, je supporte une tout autre théorie. Celle que Dialga et Palkia sont si indissociables, si intrinsèquement liés, que ceux qui ont décidé de sculpter ce colosse, ont pris la décision de les fusionner, comme s'ils n'étaient qu'un seul et même pokemon.</text:p>
      <text:p text:style-name="P3"><text:span text:style-name="T1">- Vous supportez la théorie comme quoi tous les légendaires seraient un seul et même pokemon ? S'écria un élève.</text:span></text:p>
      <text:p text:style-name="P2">- Non, ce n'est pas ce que j'ai dit. Rectifia Harvey. Je ne pense pas que les pokemons légendaires soient une unique entité. Pas tous tout du moins, certains comme Kyogre, Groudon ou Rayquaza sont, selon moi, impossibles a fusionner. La ou, par exemple, l'Eglise de Kalos a déclaré que Yveltal et Xerneas sont en fait un unique pokemon, ce qui, pour l'instant par manque de preuve concrète, est une hypothèse tout aussi valide que son contraire.</text:p>
      <text:p text:style-name="P2">- Tu crois que c'est Zygarde ? Murmura une élève au premier rang a l'attention de sa voisine.</text:p>
      <text:p text:style-name="P2">- On me chuchote Zygarde serait le fruit de cette fusion. Annonça Harvey qui l'avait entendue. Ce a quoi je dois répondre non. Pour les plus acharnés d'entre vous, ceux qui dépasseront la cinquième année dans l'aile Biologie ou Mythologie, vous aurez le luxe d'observer une preuve vivante, si je puis me permettre, que le pokemon dénommé Zygarde est bien une entité a part entière.</text:p>
      <text:p text:style-name="P2">- Et Darkrai et Cresselia ? Lança un autre élève depuis le fond de l'amphithéâtre. A Alamos on raconte qu'ils sont interchangeables.</text:p>
      <text:p text:style-name="P2">- Vous avez parlé de Kyogre ! Coupa une jeune rouquine sur l'extrémité gauche. Mais Lugia ne serait pas le maitre des courants marins ? Ca veut donc dire que c'est en fait Kyogre, non ?</text:p>
      <text:p text:style-name="P2">- J'ai entendu dire que Oh-Ho était Sulfura, c'est vrai ? Demanda un autre en levant la voix.</text:p>
      <text:p text:style-name="P2">- Du calme du calme ! S'étonna Harvey. Tout le monde aura une réponse, ralentissez un peu la cadence s'il vous plait !</text:p>
      <text:p text:style-name="P2">Les questions fusaient. Au bout d'un petit moment, la porte en bas de l'amphithéâtre s'ouvrit en coulissant.</text:p>
      <text:p text:style-name="P2">- Monsieur Everett. Avertit Barbara en entrant paniquée. Votre cours est fini depuis trente bonnes minutes déjà ! Laissez partir vos élèves et libérez la salle, enfin !</text:p>
      <text:p text:style-name="P2"/>
      <text:p text:style-name="P2"><text:soft-page-break/>Shiro souffla.</text:p>
      <text:p text:style-name="P2">- Tu veux pas être chef a ma place ?</text:p>
      <text:p text:style-name="P2">Kuro s'étouffa sur son sandwich.</text:p>
      <text:p text:style-name="P2">- H-hein ?</text:p>
      <text:p text:style-name="P2">Ils étaient sortis pique-niquer dehors, a l'écart de la guilde. Allongé dans l'herbe, sous un chêne, Shiro Chroma regardait le mouvement des feuilles dans le vent.</text:p>
      <text:p text:style-name="P2">- J'ai pas envie de devenir le chef. Expliqua il sans quitter la cime des yeux.</text:p>
      <text:p text:style-name="P2">- Pourquoi ça ?</text:p>
      <text:p text:style-name="P2">Kuro était assise, le panier entre les jambes et grignotant furieusement les restes du repas.</text:p>
      <text:p text:style-name="P2">- C'est difficile.</text:p>
      <text:p text:style-name="P2">- Mais non, et puis tu auras tous les admins pour t'aider !</text:p>
      <text:p text:style-name="P2">- Père a dit que je devrais me faire mon équipe d'admin, pas reprendre les siens.</text:p>
      <text:p text:style-name="P2">- Oh... je peux être admin ?</text:p>
      <text:p text:style-name="P2">- Bien sur.</text:p>
      <text:p text:style-name="P2">- Ca veut dire qu'on va rester longtemps ensemble alors ? Pour toujours ?</text:p>
      <text:p text:style-name="P2">- Bah oui.</text:p>
      <text:p text:style-name="P2">Ils marquèrent un silence.</text:p>
      <text:p text:style-name="P2">- Tu sais qui tu veux d'autre en admin ?</text:p>
      <text:p text:style-name="P2">- Nan.</text:p>
      <text:p text:style-name="P2">- Ah.</text:p>
      <text:p text:style-name="P2">Ils marquèrent un nouveau silence, plus long que le précédent.</text:p>
      <text:p text:style-name="P2">- C'est que par ce que tu vas devoir trouver une équipe pour commander que tu veux pas devenir chef ?</text:p>
      <text:p text:style-name="P2">Shiro ne répondit pas tout de suite.</text:p>
      <text:p text:style-name="P2">- Je veux pas reprendre la guilde.</text:p>
      <text:p text:style-name="P2">- Mais pourquoi ?</text:p>
      <text:p text:style-name="P2">- Parce que si je reprends la guilde, ça voudra dire que papa sera plus la ! S'écria il en se redressant.</text:p>
      <text:p text:style-name="P2">- Tu sais qu'il va partir même si c'est quelqu'un d'autre qui devient chef ?</text:p>
      <text:p text:style-name="P2">- Oui, je sais...</text:p>
      <text:p text:style-name="P2">- Et ça te fait rien ? D'imaginer que la guilde de ta famille se retrouve aux mains de quelqu'un d'autre ?</text:p>
      <text:p text:style-name="P2">- C'est pour ça que c'est a toi que je demande !</text:p>
      <text:p text:style-name="P2">Kuro s'arrêta.</text:p>
      <text:p text:style-name="P2">- Je suis pas Shiro. Dit elle calmement. C'est toi Shiro. Moi je suis la pour t'aider, je suis derrière toi, toujours, pour te soutenir, pour que tu ai quelqu'un. Oui, moi j'irai jamais nulle part, je reste avec toi pour l'éternité.</text:p>
      <text:p text:style-name="P2">Shiro sentit de la buée lui monter aux yeux.</text:p>
      <text:p text:style-name="P2">- Nashio...</text:p>
      <text:p text:style-name="P2">- Moi c'est Kuro !</text:p>
      <text:p text:style-name="P2">Il se leva, fit un pas et tomba la tête contre son épaule pour la serrer contre lui.</text:p>
      <text:p text:style-name="P2">- Je veux pas être tout seul. Je veux pas que papa disparaisse. Je veux pas devenir chef de la guilde.</text:p>
      <text:p text:style-name="P2">- Je peux pas aider pour tout. Mais je te promets que tu seras jamais seul, et que je t'aiderai a être chef.</text:p>
      <text:p text:style-name="P2">- Je vais faire un très mauvais chef...</text:p>
      <text:p text:style-name="P2">- Mais non. Tu as le temps encore. Demande a père de te montrer plus de son travail.</text:p>
      <text:p text:style-name="P2">- Oui...</text:p>
      <text:p text:style-name="P2">Shiro se détacha et s'essuya les yeux. Kuro lui décocha un sourire.</text:p>
      <text:p text:style-name="P2">- Je sais que père sera fier de toi, et que tu feras un super chef !</text:p>
      <text:p text:style-name="P2">- Merci Kuro. Je suis vraiment content que tu sois ma sœur.</text:p>
      <text:p text:style-name="P2">Le sourire de la petite fille devint radieux.</text:p>
      <text:p text:style-name="P2">- Et je lui dirai pas que tu as pleuré !</text:p>
      <text:p text:style-name="P2">- J'ai pas pleuré !</text:p>
      <text:p text:style-name="P2"/>
      <text:p text:style-name="P2"/>
      <text:p text:style-name="P2"><text:soft-page-break/>- La première fois que j'ai vu de l'eau, j'ai cru que je pouvais marcher sur la surface, mais je suis passé au travers.</text:p>
      <text:p text:style-name="P2">- Tout en armure ?</text:p>
      <text:p text:style-name="P2">- Oui. J'aurai pu couler a pic si les dimocles ne m'avaient pas extirpé de la.</text:p>
      <text:p text:style-name="P2">- Tu as raconté ça a Ayumu ?</text:p>
      <text:p text:style-name="P2">- Je crois pas, non.</text:p>
      <text:p text:style-name="P2">Ils avançaient le long d'un boyau souterrain. Massko en tête, brandissant une torche, suivit de près par Tenefix, sur ses gardes. Shingetsu et Mikazuki marchaient en discutant, peu alerte des éventuels dangers. Krona, assise sur l'épaule de Shin, agitait la tête de gauche a droite, en rythme avec ses pas.</text:p>
      <text:p text:style-name="P2">- Et toi ? Qu'est ce qui t'as le plus surpris en arrivant ici ?</text:p>
      <text:p text:style-name="P2">- Hum... je dirais-</text:p>
      <text:p text:style-name="P2">- A part le soleil.</text:p>
      <text:p text:style-name="P2">- Oh.</text:p>
      <text:p text:style-name="P2">Mikazuki réfléchît.</text:p>
      <text:p text:style-name="P2">- Peut être... les gens.</text:p>
      <text:p text:style-name="P2">Shin tourna vers lui un regard interrogateur.</text:p>
      <text:p text:style-name="P2">- L'ambiance. Continua Mikazuki. Il se dégage une certaine candeur, une certaine innocence de ce monde, malgré toutes les choses qui s'y passe. Il est tellement, tellement... vulnérable.</text:p>
      <text:p text:style-name="P2">- Tu culpabilises ?</text:p>
      <text:p text:style-name="P2">Mikazuki soupira et son visage se durci.</text:p>
      <text:p text:style-name="P2">- Tu connais la réponse a ta question, Shin.</text:p>
      <text:p text:style-name="P2">Ce dernier haussa les épaules.</text:p>
      <text:p text:style-name="P2">- Dit moi, quand est ce que tu as arrêté de m'appeler Shingetsu pour te contenter de Shin ?</text:p>
      <text:p text:style-name="P2">- Je...</text:p>
      <text:p text:style-name="P2">Il percuta Tenefix, arrêtée devant lui. Massko avait fait stopper la procession.</text:p>
      <text:p text:style-name="P2">- Quelque chose ne va pas ? Demanda Shin, les mains sur ses katanas.</text:p>
      <text:p text:style-name="P2">- Mikazuki. Appela Massko. Tu peux vérifier quelque chose ?</text:p>
      <text:p text:style-name="P2">Le noctunoir sorti des ombres a hauteur du pokemon plante.</text:p>
      <text:p text:style-name="P2">- Devant, quelque chose cloche.</text:p>
      <text:p text:style-name="P2">Le spectre disparu dans l'ombre du tunnel.</text:p>
      <text:p text:style-name="P2">- On doit s'inquiéter ? Demanda timidement Tenefix.</text:p>
      <text:p text:style-name="P2">- Massko a toujours eu bon instinct pour détecter les ennuis. Répondit Shin. Si il dit que quelque chose cloche, c'est que quelque chose cloche.</text:p>
      <text:p text:style-name="P2">Mikazuki se redressa soudain et partit en courant.</text:p>
      <text:p text:style-name="P2">- C'est le gamin !</text:p>
      <text:p text:style-name="P2">- Quoi !?</text:p>
      <text:p text:style-name="P2">Shin lui emboita le pas, Krona agrippée a son col. Massko et Tenfix arrivèrent avant eux, mais s'immobilisèrent un instant a l'entrée de la cavité. Ils avaient débouché dans un grand espace, taillé a même la roche. Les vestiges d'un ancien temple, scellés sous terre par le temps et accessibles seulement par quelques galeries serpentant inégalement a travers la roche</text:p>
      <text:p text:style-name="P2">- C'est le gamin du train ! Compléta Mikazuki. Celui qui nous a fait sortir de la Dimension Distorsion !</text:p>
      <text:p text:style-name="P2">Meo était cloué sur le sol, un épais pieu en pierre ornementé de symboles complexes enfoncé a travers la cage thoracique. L'ami imaginaire avait les yeux grands ouverts, vides, le corps gravé des mêmes signes qui se prolongeaient vers le sol en un pentacle sophistiqué. Il n'y avait pas l'ombre d'un zarbi en vue.</text:p>
      <text:p text:style-name="P2">- Qui lui a fait ça ? Tonna Shin, entre colère et stupeur.</text:p>
      <text:p text:style-name="P2">- Je sais pas ! Mais on a intérêt a le sortir de la et vite ! Avant que les responsables reviennent !</text:p>
      <text:p text:style-name="P2">- Mais il-</text:p>
      <text:p text:style-name="P2">- Il n'est pas mort ! Coupa Mikazuki. C'est un sceau ! Aide moi !</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27T10:07:26</meta:creation-date>
    <dc:date>2019-09-05T14:46:30</dc:date>
    <meta:editing-duration>PT5H35M52S</meta:editing-duration>
    <meta:editing-cycles>15</meta:editing-cycles>
    <meta:generator>OpenOffice/4.1.3$Unix OpenOffice.org_project/413m1$Build-9783</meta:generator>
    <meta:document-statistic meta:table-count="0" meta:image-count="0" meta:object-count="0" meta:page-count="3" meta:paragraph-count="103" meta:word-count="1725" meta:character-count="9332"/>
  </office:meta>
</office:document-meta>
</file>